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Arial, 'Lucida Sans Unicod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b375"/>
    </style:style>
    <style:style style:name="P2" style:family="paragraph" style:parent-style-name="Standard">
      <style:text-properties fo:font-variant="normal" fo:text-transform="none" fo:color="#800080" style:font-name="Lucida Grande" fo:font-size="10.8999996185303pt" fo:letter-spacing="normal" fo:font-style="normal" fo:font-weight="normal" officeooo:paragraph-rsid="000f86fa" style:font-size-asian="12pt" style:font-size-complex="12pt"/>
    </style:style>
    <style:style style:name="P3" style:family="paragraph" style:parent-style-name="Standard">
      <style:text-properties fo:font-variant="normal" fo:text-transform="none" fo:color="#800080" style:font-name="Lucida Grande" fo:font-size="10.8999996185303pt" fo:letter-spacing="normal" fo:font-style="normal" fo:font-weight="normal" officeooo:rsid="000f86fa" officeooo:paragraph-rsid="000f86fa" style:font-size-asian="12pt" style:font-size-complex="12pt"/>
    </style:style>
    <style:style style:name="P4" style:family="paragraph" style:parent-style-name="Standard">
      <style:text-properties fo:font-variant="normal" fo:text-transform="none" fo:color="#800080" style:font-name="Lucida Grande" fo:font-size="10.8999996185303pt" fo:letter-spacing="normal" fo:font-style="normal" fo:font-weight="normal" officeooo:rsid="001385a2" officeooo:paragraph-rsid="001385a2" style:font-size-asian="12pt" style:font-size-complex="12pt"/>
    </style:style>
    <style:style style:name="P5" style:family="paragraph" style:parent-style-name="Standard">
      <style:text-properties fo:font-variant="normal" fo:text-transform="none" style:font-name="Lucida Grande" fo:font-size="10.8999996185303pt" fo:letter-spacing="normal" fo:font-style="normal" fo:font-weight="normal" officeooo:rsid="000f86fa" officeooo:paragraph-rsid="000f86f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0ab375" officeooo:paragraph-rsid="000ab375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DejaVu Sans" fo:font-size="12pt" officeooo:rsid="000ab375" officeooo:paragraph-rsid="000ab375" style:font-size-asian="12pt" style:font-size-complex="12pt"/>
    </style:style>
    <style:style style:name="P8" style:family="paragraph" style:parent-style-name="Standard">
      <style:text-properties style:font-name="DejaVu Sans" fo:font-size="12pt" officeooo:rsid="001385a2" officeooo:paragraph-rsid="001385a2" style:font-size-asian="12pt" style:font-size-complex="12pt"/>
    </style:style>
    <style:style style:name="P9" style:family="paragraph" style:parent-style-name="Standard">
      <style:text-properties style:font-name="DejaVu Sans" fo:font-size="12pt" officeooo:rsid="000f86fa" officeooo:paragraph-rsid="000f86fa" style:font-size-asian="12pt" style:font-size-complex="12pt"/>
    </style:style>
    <style:style style:name="P10" style:family="paragraph" style:parent-style-name="Standard">
      <style:text-properties style:font-name="DejaVu Sans" fo:font-size="12pt" officeooo:rsid="0018e9b4" officeooo:paragraph-rsid="0018e9b4" style:font-size-asian="12pt" style:font-size-complex="12pt"/>
    </style:style>
    <style:style style:name="P11" style:family="paragraph" style:parent-style-name="Standard">
      <style:text-properties style:font-name="DejaVu Sans" fo:font-size="12pt" officeooo:rsid="00216fc6" officeooo:paragraph-rsid="001e7af8" style:font-size-asian="12pt" style:font-size-complex="12pt"/>
    </style:style>
    <style:style style:name="P12" style:family="paragraph" style:parent-style-name="Standard">
      <style:text-properties style:font-name="DejaVu Sans" fo:font-size="12pt" fo:font-weight="bold" officeooo:rsid="001385a2" officeooo:paragraph-rsid="001385a2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DejaVu Sans" fo:font-size="12pt" fo:font-weight="bold" officeooo:rsid="001385a2" officeooo:paragraph-rsid="001675bf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DejaVu Sans" fo:font-size="12pt" fo:font-weight="bold" officeooo:rsid="001385a2" officeooo:paragraph-rsid="002e83f1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DejaVu Sans" fo:font-size="12pt" fo:font-weight="bold" officeooo:rsid="000f86fa" officeooo:paragraph-rsid="000f86fa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" fo:font-size="12pt" fo:font-weight="bold" officeooo:rsid="0018e9b4" officeooo:paragraph-rsid="0018ea23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" fo:font-size="12pt" fo:font-weight="bold" officeooo:rsid="00216fc6" officeooo:paragraph-rsid="0021bf1d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ff0000" style:font-name="DejaVu Sans" fo:font-size="12pt" officeooo:rsid="0021bf1d" officeooo:paragraph-rsid="0029e615" style:font-size-asian="12pt" style:font-size-complex="12pt"/>
    </style:style>
    <style:style style:name="P19" style:family="paragraph" style:parent-style-name="Text_20_body">
      <style:text-properties fo:font-variant="normal" fo:text-transform="none" fo:color="#800080" style:font-name="Lucida Grande" fo:font-size="10.8999996185303pt" fo:letter-spacing="normal" fo:font-style="normal" fo:font-weight="normal" officeooo:paragraph-rsid="000f86fa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in" style:contextual-spacing="false" style:line-height-at-least="0.2209in" fo:orphans="2" fo:widows="2" fo:text-indent="0in" style:auto-text-indent="false" fo:padding="0in" fo:border="none"/>
    </style:style>
    <style:style style:name="P21" style:family="paragraph" style:parent-style-name="Preformatted_20_Text">
      <style:text-properties fo:font-variant="normal" fo:text-transform="none" fo:color="#333333" style:font-name="DejaVu Sans" fo:font-size="10.8999996185303pt" fo:letter-spacing="normal" fo:font-style="normal" fo:font-weight="normal" officeooo:rsid="000f86fa" officeooo:paragraph-rsid="000f86fa" style:font-size-asian="12pt" style:font-size-complex="12pt"/>
    </style:style>
    <style:style style:name="P22" style:family="paragraph" style:parent-style-name="Standard" style:list-style-name="L1">
      <style:text-properties style:font-name="DejaVu Sans" fo:font-size="12pt" officeooo:rsid="001385a2" officeooo:paragraph-rsid="001675bf" style:font-size-asian="12pt" style:font-size-complex="12pt"/>
    </style:style>
    <style:style style:name="P23" style:family="paragraph" style:parent-style-name="Standard" style:list-style-name="L2">
      <style:text-properties style:font-name="DejaVu Sans" fo:font-size="12pt" officeooo:rsid="001385a2" officeooo:paragraph-rsid="001c99e6" style:font-size-asian="12pt" style:font-size-complex="12pt"/>
    </style:style>
    <style:style style:name="P24" style:family="paragraph" style:parent-style-name="Standard" style:list-style-name="L4">
      <style:text-properties style:font-name="DejaVu Sans" fo:font-size="12pt" officeooo:rsid="001385a2" officeooo:paragraph-rsid="00322f42" style:font-size-asian="12pt" style:font-size-complex="12pt"/>
    </style:style>
    <style:style style:name="P25" style:family="paragraph" style:parent-style-name="Standard" style:list-style-name="L5">
      <style:text-properties style:font-name="DejaVu Sans" fo:font-size="12pt" officeooo:rsid="001385a2" officeooo:paragraph-rsid="003c2958" style:font-size-asian="12pt" style:font-size-complex="12pt"/>
    </style:style>
    <style:style style:name="P26" style:family="paragraph" style:parent-style-name="Standard" style:list-style-name="L5">
      <style:text-properties style:font-name="DejaVu Sans" fo:font-size="12pt" officeooo:rsid="001385a2" officeooo:paragraph-rsid="003fb889" style:font-size-asian="12pt" style:font-size-complex="12pt"/>
    </style:style>
    <style:style style:name="P27" style:family="paragraph" style:parent-style-name="Standard">
      <style:text-properties style:font-name="DejaVu Sans" fo:font-size="12pt" officeooo:rsid="001385a2" officeooo:paragraph-rsid="003fb889" style:font-size-asian="12pt" style:font-size-complex="12pt"/>
    </style:style>
    <style:style style:name="P28" style:family="paragraph" style:parent-style-name="Standard" style:list-style-name="L6">
      <style:text-properties style:font-name="DejaVu Sans" fo:font-size="12pt" officeooo:rsid="001385a2" officeooo:paragraph-rsid="00453b19" style:font-size-asian="12pt" style:font-size-complex="12pt"/>
    </style:style>
    <style:style style:name="P29" style:family="paragraph" style:parent-style-name="Standard" style:list-style-name="L6">
      <style:text-properties style:font-name="DejaVu Sans" fo:font-size="12pt" officeooo:rsid="001385a2" officeooo:paragraph-rsid="00470d7c" style:font-size-asian="12pt" style:font-size-complex="12pt"/>
    </style:style>
    <style:style style:name="P30" style:family="paragraph" style:parent-style-name="Standard" style:list-style-name="L1">
      <style:text-properties style:font-name="DejaVu Sans" fo:font-size="12pt" officeooo:rsid="001675bf" officeooo:paragraph-rsid="001675bf" style:font-size-asian="12pt" style:font-size-complex="12pt"/>
    </style:style>
    <style:style style:name="P31" style:family="paragraph" style:parent-style-name="Standard" style:list-style-name="L1">
      <style:text-properties style:font-name="DejaVu Sans" fo:font-size="12pt" officeooo:rsid="00182a79" officeooo:paragraph-rsid="001675bf" style:font-size-asian="12pt" style:font-size-complex="12pt"/>
    </style:style>
    <style:style style:name="P32" style:family="paragraph" style:parent-style-name="Standard" style:list-style-name="L1">
      <style:text-properties style:font-name="DejaVu Sans" fo:font-size="12pt" officeooo:rsid="0018e9b4" officeooo:paragraph-rsid="0018e9b4" style:font-size-asian="12pt" style:font-size-complex="12pt"/>
    </style:style>
    <style:style style:name="P33" style:family="paragraph" style:parent-style-name="Standard" style:list-style-name="L1">
      <style:text-properties style:font-name="DejaVu Sans" fo:font-size="12pt" officeooo:rsid="001b67f6" officeooo:paragraph-rsid="001b67f6" style:font-size-asian="12pt" style:font-size-complex="12pt"/>
    </style:style>
    <style:style style:name="P34" style:family="paragraph" style:parent-style-name="Standard" style:list-style-name="L2">
      <style:text-properties style:font-name="DejaVu Sans" fo:font-size="12pt" officeooo:rsid="001c99e6" officeooo:paragraph-rsid="001c99e6" style:font-size-asian="12pt" style:font-size-complex="12pt"/>
    </style:style>
    <style:style style:name="P35" style:family="paragraph" style:parent-style-name="Standard" style:list-style-name="L2">
      <style:text-properties style:font-name="DejaVu Sans" fo:font-size="12pt" officeooo:rsid="00216fc6" officeooo:paragraph-rsid="001e7af8" style:font-size-asian="12pt" style:font-size-complex="12pt"/>
    </style:style>
    <style:style style:name="P36" style:family="paragraph" style:parent-style-name="Standard" style:list-style-name="L3">
      <style:text-properties style:font-name="DejaVu Sans" fo:font-size="12pt" officeooo:rsid="0021bf1d" officeooo:paragraph-rsid="002246a2" style:font-size-asian="12pt" style:font-size-complex="12pt"/>
    </style:style>
    <style:style style:name="P37" style:family="paragraph" style:parent-style-name="Standard" style:list-style-name="L3">
      <style:text-properties style:font-name="DejaVu Sans" fo:font-size="12pt" officeooo:rsid="0021efbe" officeooo:paragraph-rsid="0021bf1d" style:font-size-asian="12pt" style:font-size-complex="12pt"/>
    </style:style>
    <style:style style:name="P38" style:family="paragraph" style:parent-style-name="Standard" style:list-style-name="L3">
      <style:text-properties style:font-name="DejaVu Sans" fo:font-size="12pt" officeooo:rsid="0021efbe" officeooo:paragraph-rsid="0021efbe" style:font-size-asian="12pt" style:font-size-complex="12pt"/>
    </style:style>
    <style:style style:name="P39" style:family="paragraph" style:parent-style-name="Standard">
      <style:text-properties style:font-name="DejaVu Sans" fo:font-size="12pt" officeooo:rsid="0021efbe" officeooo:paragraph-rsid="002801ba" style:font-size-asian="12pt" style:font-size-complex="12pt"/>
    </style:style>
    <style:style style:name="P40" style:family="paragraph" style:parent-style-name="Standard" style:list-style-name="L3">
      <style:text-properties style:font-name="DejaVu Sans" fo:font-size="12pt" officeooo:rsid="002801ba" officeooo:paragraph-rsid="002801ba" style:font-size-asian="12pt" style:font-size-complex="12pt"/>
    </style:style>
    <style:style style:name="P41" style:family="paragraph" style:parent-style-name="Standard" style:list-style-name="L4">
      <style:text-properties style:font-name="DejaVu Sans" fo:font-size="12pt" officeooo:rsid="00304377" officeooo:paragraph-rsid="002e83f1" style:font-size-asian="12pt" style:font-size-complex="12pt"/>
    </style:style>
    <style:style style:name="P42" style:family="paragraph" style:parent-style-name="Standard" style:list-style-name="L4">
      <style:text-properties style:font-name="DejaVu Sans" fo:font-size="12pt" officeooo:rsid="0038c679" officeooo:paragraph-rsid="0038c679" style:font-size-asian="12pt" style:font-size-complex="12pt"/>
    </style:style>
    <style:style style:name="P43" style:family="paragraph" style:parent-style-name="Standard" style:list-style-name="L4">
      <style:text-properties style:font-name="DejaVu Sans" fo:font-size="12pt" officeooo:rsid="003967b0" officeooo:paragraph-rsid="003967b0" style:font-size-asian="12pt" style:font-size-complex="12pt"/>
    </style:style>
    <style:style style:name="P44" style:family="paragraph" style:parent-style-name="Standard">
      <style:text-properties style:font-name="DejaVu Sans" fo:font-size="12pt" officeooo:rsid="003967b0" officeooo:paragraph-rsid="003967b0" style:font-size-asian="12pt" style:font-size-complex="12pt"/>
    </style:style>
    <style:style style:name="P45" style:family="paragraph" style:parent-style-name="Standard">
      <style:text-properties style:font-name="DejaVu Sans" fo:font-size="12pt" fo:font-weight="bold" officeooo:rsid="001385a2" officeooo:paragraph-rsid="003c2958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DejaVu Sans" fo:font-size="12pt" fo:font-weight="bold" officeooo:rsid="001385a2" officeooo:paragraph-rsid="00427e49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ff0000" style:font-name="DejaVu Sans" fo:font-size="12pt" officeooo:rsid="002c5bf8" officeooo:paragraph-rsid="002c5bf8" style:font-size-asian="12pt" style:font-size-complex="12pt"/>
    </style:style>
    <style:style style:name="T1" style:family="text">
      <style:text-properties style:font-name="DejaVu Sans" fo:font-size="12pt" officeooo:rsid="000ab375" style:font-size-asian="12pt" style:font-size-complex="12pt"/>
    </style:style>
    <style:style style:name="T2" style:family="text">
      <style:text-properties officeooo:rsid="000f86fa"/>
    </style:style>
    <style:style style:name="T3" style:family="text">
      <style:text-properties fo:font-variant="normal" fo:text-transform="none" fo:color="#666666" style:font-name="Lucida Grande" fo:font-size="10.8999996185303pt" fo:letter-spacing="normal" fo:font-style="normal" fo:font-weight="normal"/>
    </style:style>
    <style:style style:name="T4" style:family="text">
      <style:text-properties fo:font-variant="normal" fo:text-transform="none" fo:color="#666666" style:font-name="inherit" fo:font-size="10.8999996185303pt" fo:letter-spacing="normal" fo:font-style="normal" fo:font-weight="bold"/>
    </style:style>
    <style:style style:name="T5" style:family="text">
      <style:text-properties fo:font-variant="normal" fo:text-transform="none" fo:color="#800080" style:font-name="inherit" fo:font-size="10.8999996185303pt" fo:letter-spacing="normal" fo:font-style="normal" fo:font-weight="normal"/>
    </style:style>
    <style:style style:name="T6" style:family="text">
      <style:text-properties fo:color="#666666" fo:font-weight="bold" officeooo:rsid="000f86fa" style:font-weight-asian="bold" style:font-weight-complex="bold"/>
    </style:style>
    <style:style style:name="T7" style:family="text">
      <style:text-properties fo:color="#666666" style:font-name="inherit" fo:font-weight="bold" officeooo:rsid="000f86fa"/>
    </style:style>
    <style:style style:name="T8" style:family="text">
      <style:text-properties fo:color="#666666" officeooo:rsid="000f86fa"/>
    </style:style>
    <style:style style:name="T9" style:family="text">
      <style:text-properties style:font-name="inherit" officeooo:rsid="000f86fa"/>
    </style:style>
    <style:style style:name="T10" style:family="text">
      <style:text-properties officeooo:rsid="001675bf"/>
    </style:style>
    <style:style style:name="T11" style:family="text">
      <style:text-properties officeooo:rsid="001a6b72"/>
    </style:style>
    <style:style style:name="T12" style:family="text">
      <style:text-properties officeooo:rsid="001e7af8"/>
    </style:style>
    <style:style style:name="T13" style:family="text">
      <style:text-properties officeooo:rsid="001fa74b"/>
    </style:style>
    <style:style style:name="T14" style:family="text">
      <style:text-properties officeooo:rsid="00241bca"/>
    </style:style>
    <style:style style:name="T15" style:family="text">
      <style:text-properties officeooo:rsid="0025e7c4"/>
    </style:style>
    <style:style style:name="T16" style:family="text">
      <style:text-properties officeooo:rsid="0029e615"/>
    </style:style>
    <style:style style:name="T17" style:family="text">
      <style:text-properties officeooo:rsid="002b5a5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22f42"/>
    </style:style>
    <style:style style:name="T20" style:family="text">
      <style:text-properties officeooo:rsid="0034f51b"/>
    </style:style>
    <style:style style:name="T21" style:family="text">
      <style:text-properties officeooo:rsid="003c2958"/>
    </style:style>
    <style:style style:name="T22" style:family="text">
      <style:text-properties officeooo:rsid="003de63f"/>
    </style:style>
    <style:style style:name="T23" style:family="text">
      <style:text-properties officeooo:rsid="003fb889"/>
    </style:style>
    <style:style style:name="T24" style:family="text">
      <style:text-properties officeooo:rsid="00403bec"/>
    </style:style>
    <style:style style:name="T25" style:family="text">
      <style:text-properties officeooo:rsid="00413047"/>
    </style:style>
    <style:style style:name="T26" style:family="text">
      <style:text-properties officeooo:rsid="00427e49"/>
    </style:style>
    <style:style style:name="T27" style:family="text">
      <style:text-properties officeooo:rsid="0043e1f7"/>
    </style:style>
    <style:style style:name="T28" style:family="text">
      <style:text-properties officeooo:rsid="00453b19"/>
    </style:style>
    <style:style style:name="T29" style:family="text">
      <style:text-properties officeooo:rsid="00470d7c"/>
    </style:style>
    <style:style style:name="T30" style:family="text">
      <style:text-properties officeooo:rsid="004a44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MP Structure/Drupal Introduction</text:p>
      <text:p text:style-name="P7"/>
      <text:p text:style-name="P1"><text:a xlink:type="simple" xlink:href="http://docs.joomla.org/Configuring_a_LAMPP_server_for_PHP_development/Linux_desktop"><text:span text:style-name="T1">http://docs.joomla.org/Configuring_a_LAMPP_server_for_PHP_development/Linux_desktop</text:span></text:a></text:p>
      <text:p text:style-name="P7"/>
      <text:p text:style-name="P1"><text:a xlink:type="simple" xlink:href="https://help.ubuntu.com/community/ApacheMySQLPHP#Starting_over:_How_to_remove_the_LAMP_stack"><text:span text:style-name="T1">https://help.ubuntu.com/community/ApacheMySQLPHP#Starting_over:_How_to_remove_the_LAMP_stack</text:span></text:a></text:p>
      <text:p text:style-name="P7"/>
      <text:p text:style-name="P1"><text:a xlink:type="simple" xlink:href="http://en.wikipedia.org/wiki/LAMP_(software_bundle"><text:span text:style-name="T1">http://en.wikipedia.org/wiki/LAMP_(software_bundle</text:span></text:a><text:a xlink:type="simple" xlink:href="http://en.wikipedia.org/wiki/LAMP_(software_bundle)"><text:span text:style-name="T1">)</text:span></text:a></text:p>
      <text:p text:style-name="P7"/>
      <text:p text:style-name="P7"/>
      <text:p text:style-name="P12">Agenda</text:p>
      <text:p text:style-name="P12">→ What is Client Side Script</text:p>
      <text:p text:style-name="P12">→ What is Server Side Script</text:p>
      <text:p text:style-name="P12">→ What is LAMP-SERVER</text:p>
      <text:p text:style-name="P8">→ Install LAMP-SERVER</text:p>
      <text:p text:style-name="P8">→ <text:span text:style-name="T18">What is CMS</text:span></text:p>
      <text:p text:style-name="P8">→ <text:span text:style-name="T18">Introduction to Drupal</text:span></text:p>
      <text:p text:style-name="P8">→ Config Drupal</text:p>
      <text:p text:style-name="P8">→ Install Theme</text:p>
      <text:p text:style-name="P8">→ Install Module</text:p>
      <text:p text:style-name="P8">→ Add Content</text:p>
      <text:p text:style-name="P8">→ Add Menu</text:p>
      <text:p text:style-name="P8"/>
      <text:p text:style-name="P13">What is Client Side Script<text:span text:style-name="T10">?</text:span></text:p>
      <text:list xml:id="list18901215571" text:style-name="L1">
        <text:list-item>
          <text:p text:style-name="P22"><text:span text:style-name="T10">Web </text:span><text:span text:style-name="T11">program</text:span><text:span text:style-name="T10"> executes in Client Side(Browser)</text:span></text:p>
        </text:list-item>
        <text:list-item>
          <text:p text:style-name="P30">Embedded within HTML/XHTML</text:p>
        </text:list-item>
        <text:list-item>
          <text:p text:style-name="P31">Scripts are sent to browser by the Web Server</text:p>
        </text:list-item>
        <text:list-item>
          <text:p text:style-name="P32">It may contain instructions for the browser to follow in response to user actions</text:p>
        </text:list-item>
        <text:list-item>
          <text:p text:style-name="P33">Eg:- javascript, jquery</text:p>
        </text:list-item>
      </text:list>
      <text:p text:style-name="P10"/>
      <text:p text:style-name="P16">What is Server Side Script</text:p>
      <text:list xml:id="list1549988808" text:style-name="L2">
        <text:list-item>
          <text:p text:style-name="P34">Executed by Web Server when the users requests a document</text:p>
        </text:list-item>
        <text:list-item>
          <text:p text:style-name="P34">Written in languages such as PHP, Perl, Java</text:p>
        </text:list-item>
        <text:list-item>
          <text:p text:style-name="P23"><text:span text:style-name="T12">It produce the output in HTML format </text:span><text:span text:style-name="T13">and then sent to the user's computer</text:span></text:p>
        </text:list-item>
        <text:list-item>
          <text:p text:style-name="P35">The user dont have access to the source code</text:p>
        </text:list-item>
      </text:list>
      <text:p text:style-name="P47">(include image)</text:p>
      <text:p text:style-name="P11"/>
      <text:p text:style-name="P17">What is LAMP-SERVER</text:p>
      <text:list xml:id="list2150471994" text:style-name="L3">
        <text:list-item>
          <text:p text:style-name="P37">LAMP – Linux, Apache HTTP Server, MySQL, PHP/Python</text:p>
        </text:list-item>
        <text:list-item>
          <text:p text:style-name="P38">Its principal component to build a web page</text:p>
        </text:list-item>
        <text:list-item>
          <text:p text:style-name="P36"><text:span text:style-name="T14">Apache – Developed and maintained by community</text:span><text:span text:style-name="T15">(Apache Software Foundation)</text:span></text:p>
        </text:list-item>
        <text:list-item>
          <text:p text:style-name="P40">Apache was chosen out of respect to the Native American tribe Apache and its superior skills in warfare and strategy</text:p>
        </text:list-item>
      </text:list>
      <text:p text:style-name="P18"><text:span text:style-name="T16">(Include the </text:span><text:span text:style-name="T17">lamp architecture </text:span><text:span text:style-name="T16">image)</text:span></text:p>
      <text:p text:style-name="P39"/>
      <text:p text:style-name="P39"><text:soft-page-break/></text:p>
      <text:p text:style-name="P8"/>
      <text:p text:style-name="P15">How to Install LAMP</text:p>
      <text:p text:style-name="P9"/>
      <text:p text:style-name="P5">sudo apt-get install tasksel<text:line-break/>sudo tasksel</text:p>
      <text:p text:style-name="P5"/>
      <text:p text:style-name="P3">sudo tasksel install lamp-server</text:p>
      <text:p text:style-name="P3"/>
      <text:p text:style-name="P3"/>
      <text:p text:style-name="P15">How to Start/Restart LAMP Server</text:p>
      <text:p text:style-name="P9"/>
      <text:p text:style-name="P3">sudo /etc/init.d/apache2 restart</text:p>
      <text:p text:style-name="P3"/>
      <text:p text:style-name="P4">or</text:p>
      <text:p text:style-name="P4"/>
      <text:p text:style-name="P21">sudo service apache2 restart</text:p>
      <text:p text:style-name="P3"/>
      <text:p text:style-name="P3"/>
      <text:p text:style-name="P2"><text:span text:style-name="Strong_20_Emphasis"><text:span text:style-name="T6">Stop the server</text:span></text:span><text:span text:style-name="T2"><text:line-break/>#sudo /etc/init.d/apache2 stop</text:span></text:p>
      <text:p text:style-name="P3"/>
      <text:p text:style-name="P19"><text:span text:style-name="Strong_20_Emphasis"><text:span text:style-name="T7">Install phpmyadmin</text:span></text:span><text:span text:style-name="T8"><text:line-break/></text:span><text:span text:style-name="T9">sudo apt-get install phpmyadmin</text:span></text:p>
      <text:p text:style-name="P20"><text:span text:style-name="Strong_20_Emphasis"><text:span text:style-name="T4">Start MySQL</text:span></text:span><text:span text:style-name="T3"><text:line-break/></text:span><text:span text:style-name="T5">mysql -u root -p</text:span></text:p>
      <text:p text:style-name="P3"/>
      <text:p text:style-name="P3"/>
      <text:p text:style-name="P9"/>
      <text:p text:style-name="P14">What is CMS?</text:p>
      <text:list xml:id="list1841810109" text:style-name="L4">
        <text:list-item>
          <text:p text:style-name="P41">Content Management System</text:p>
        </text:list-item>
        <text:list-item>
          <text:p text:style-name="P24"><text:span text:style-name="T19">It allows publishing, editing and modifying content as well as maintenance from a central interface</text:span><text:span text:style-name="T20"> </text:span></text:p>
        </text:list-item>
        <text:list-item>
          <text:p text:style-name="P42">Its designed to simplify the complex task</text:p>
        </text:list-item>
        <text:list-item>
          <text:p text:style-name="P42">Often used as blog software</text:p>
        </text:list-item>
        <text:list-item>
          <text:p text:style-name="P43">Allows user to control and manage the Web content without technical training.</text:p>
        </text:list-item>
      </text:list>
      <text:p text:style-name="P44"/>
      <text:p text:style-name="P45">Introduction to Drupal</text:p>
      <text:list xml:id="list1403829099" text:style-name="L5">
        <text:list-item>
          <text:p text:style-name="P25"><text:span text:style-name="T21">Famous free software CMS</text:span></text:p>
        </text:list-item>
        <text:list-item>
          <text:p text:style-name="P25"><text:span text:style-name="T21">Developed and maintained by community</text:span></text:p>
        </text:list-item>
        <text:list-item>
          <text:p text:style-name="P25"><text:span text:style-name="T21">Distributed under GNU General Public Licen</text:span><text:span text:style-name="T22">s</text:span><text:span text:style-name="T21">e </text:span></text:p>
        </text:list-item>
        <text:list-item>
          <text:p text:style-name="P26"><text:span text:style-name="T23">It used to develop web sites for </text:span><text:span text:style-name="T24">photo galleries, video galleries, forums, </text:span><text:span text:style-name="T25">community, e-learning, </text:span><text:span text:style-name="T23">informational websites, social networking, internal communication and marketing.</text:span></text:p>
        </text:list-item>
      </text:list>
      <text:p text:style-name="P27"><text:span text:style-name="T23"/></text:p>
      <text:p text:style-name="P46"><text:span text:style-name="T26">Install Drupal </text:span></text:p>
      <text:list xml:id="list790990742" text:style-name="L6">
        <text:list-item>
          <text:p text:style-name="P28"><text:span text:style-name="T27">Download the latest version of drupal from </text:span><text:a xlink:type="simple" xlink:href="http://drupal.org/"><text:span text:style-name="T28">http://drupal.org/</text:span></text:a></text:p>
        </text:list-item>
        <text:list-item>
          <text:p text:style-name="P29"><text:span text:style-name="T29">Create the </text:span><text:span text:style-name="T30">new </text:span><text:span text:style-name="T29">database </text:span><text:span text:style-name="T30">on your web server</text:span></text:p>
        </text:list-item>
        <text:list-item>
          <text:p text:style-name="P29"><text:soft-page-break/><text:span text:style-name="T2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Arial, 'Lucida Sans Unicode'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 </meta:initial-creator>
    <meta:creation-date>2013-04-08T07:19:26</meta:creation-date>
    <dc:date>2013-04-10T23:56:38</dc:date>
    <dc:creator>Raghu </dc:creator>
    <meta:editing-duration>PT4H52M40S</meta:editing-duration>
    <meta:editing-cycles>59</meta:editing-cycles>
    <meta:generator>LibreOffice/3.6$Linux_X86_64 LibreOffice_project/360m1$Build-2</meta:generator>
    <meta:document-statistic meta:table-count="0" meta:image-count="0" meta:object-count="0" meta:page-count="3" meta:paragraph-count="58" meta:word-count="362" meta:character-count="2379" meta:non-whitespace-character-count="2096"/>
  </office:meta>
</office:document-meta>
</file>